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Sequence.getPage( int id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equence.PageSequence( LineArea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equence.getPag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equence.setLanguage( String langu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eSequence.setCountry( String coun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eSequence.getCou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equence.isFirstPage( PageViewport 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equence.setTitle( LineArea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equence.get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equence.get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equence.addPage( PageViewport 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